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fia-pro" svg:font-family="sofia-pro, Arial, Helvetica, sans-serif"/>
  </office:font-face-decls>
  <office:automatic-styles>
    <style:style style:name="P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alibri" fo:font-size="9pt" fo:letter-spacing="normal" fo:font-style="normal" fo:font-weight="bold" style:font-size-asian="9pt" style:font-size-complex="9pt" loext:padding="0in" loext:border="none"/>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alibri" fo:font-size="9pt" fo:letter-spacing="normal" fo:font-style="normal" fo:font-weight="normal" style:font-size-asian="9pt" style:font-size-complex="9pt" loext:padding="0in" loext:border="none"/>
    </style:style>
    <style:style style:name="P3" style:family="paragraph" style:parent-style-name="Standard">
      <style:text-properties style:font-name="Calibri" fo:font-size="9pt" style:font-size-asian="9pt" style:font-size-complex="9pt"/>
    </style:style>
    <style:style style:name="P4" style:family="paragraph" style:parent-style-name="Standard">
      <style:text-properties style:font-name="Calibri" fo:font-size="9pt" officeooo:rsid="000345f5" officeooo:paragraph-rsid="000345f5" style:font-size-asian="9pt" style:font-size-complex="9pt"/>
    </style:style>
    <style:style style:name="P5" style:family="paragraph" style:parent-style-name="Standard" style:list-style-name="L1">
      <style:text-properties style:font-name="Calibri" fo:font-size="9pt" officeooo:rsid="00036758" officeooo:paragraph-rsid="00036758" style:font-size-asian="9pt" style:font-size-complex="9pt"/>
    </style:style>
    <style:style style:name="P6" style:family="paragraph" style:parent-style-name="Standard" style:list-style-name="L1">
      <style:text-properties style:font-name="Calibri" fo:font-size="9pt" officeooo:rsid="0003d8da" officeooo:paragraph-rsid="0003d8da" style:font-size-asian="9pt" style:font-size-complex="9pt"/>
    </style:style>
    <style:style style:name="P7" style:family="paragraph" style:parent-style-name="Standard" style:list-style-name="L1">
      <style:text-properties style:font-name="Calibri" fo:font-size="9pt" officeooo:rsid="0004857a" officeooo:paragraph-rsid="0004857a" style:font-size-asian="9pt" style:font-size-complex="9pt"/>
    </style:style>
    <style:style style:name="P8" style:family="paragraph" style:parent-style-name="Standard">
      <style:text-properties style:font-name="Calibri" fo:font-size="9pt" fo:font-weight="bold" officeooo:rsid="000345f5" officeooo:paragraph-rsid="000345f5" style:font-size-asian="9pt" style:font-weight-asian="bold" style:font-size-complex="9pt" style:font-weight-complex="bold"/>
    </style:style>
    <style:style style:name="P9" style:family="paragraph" style:parent-style-name="Standard">
      <style:text-properties style:font-name="Calibri" fo:font-size="9pt" fo:font-weight="normal" officeooo:rsid="00035ff2" officeooo:paragraph-rsid="00035ff2" style:font-size-asian="9pt" style:font-weight-asian="normal" style:font-size-complex="9pt" style:font-weight-complex="normal"/>
    </style:style>
    <style:style style:name="T1" style:family="text">
      <style:text-properties fo:font-weight="bold"/>
    </style:style>
    <style:style style:name="T2" style:family="text">
      <style:text-properties fo:font-variant="normal" fo:text-transform="none" fo:color="#121213" loext:opacity="100%" fo:letter-spacing="normal"/>
    </style:style>
    <style:style style:name="T3" style:family="text">
      <style:text-properties fo:font-variant="normal" fo:text-transform="none" fo:color="#121213" loext:opacity="100%" fo:letter-spacing="normal" fo:font-style="normal" fo:font-weight="normal"/>
    </style:style>
    <style:style style:name="T4"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5" style:family="text">
      <style:text-properties officeooo:rsid="00035ff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 Description:</text:p>
      <text:p text:style-name="P2">The availability of fresh fruits, vegetables or meat is always an issue and people travel miles and miles to get the fresh stock. The challenge lies in availability and timely dispatch to customers on demand. This Fresh Crop e-mart solves the problem by allowing suppliers and customers come to a common platform. This e-mart maintains a supply chain of fresh goods and transfers the freshly harvested stuff from suppliers to a common go-down to each of the nearby cities and from there the orders are dispatched. Proper measures need to be taken to maintain freshness at go-down. Need to build up a team of delivery boys, inventory managers, workers(packaging, cleaning etc.) . Each supplier lets the e-mart on availability of items from them. Many suppliers will be collaborating with e-mart. Using this smart app, customer can pre-place the orders for a week so the issue of overstocking and understocking can be resolved.<text:line-break/><text:span text:style-name="T1">Actors</text:span> : suppliers,  customers, delivery persons , workers at store, managers at store etc.</text:p>
      <text:p text:style-name="P3"/>
      <text:p text:style-name="P8">Why:</text:p>
      <text:p text:style-name="P4"><text:span text:style-name="T3">An e-mart shopping cart acts like a virtual cart through which customers can add and save things/items till the purchasing has been done. Customers will also have different options to pay and it is also involved in storing, organizing and distributes all order information to the sellers, customer, and other people involved.</text:span> </text:p>
      <text:list xml:id="list1167694940" text:style-name="L1">
        <text:list-item>
          <text:p text:style-name="P5">People around the world are opting for smart work instead of hardwork, therefore people are preferrin to shop online and purchase products produced from different parts of the world in an easy manner.</text:p>
        </text:list-item>
        <text:list-item>
          <text:p text:style-name="P5">This emart shopping plays a vital role in today's busy lives.</text:p>
        </text:list-item>
        <text:list-item>
          <text:p text:style-name="P6">It offers very comfortable service for the customers, delivering products to their door-step.</text:p>
        </text:list-item>
        <text:list-item>
          <text:p text:style-name="P6">Paymet is easy through a valid debit/credit card.</text:p>
        </text:list-item>
        <text:list-item>
          <text:p text:style-name="P6">Since easy to shop people buy stuff from all over the world their by increasing profits for the manufacturers and sellers.</text:p>
        </text:list-item>
        <text:list-item>
          <text:p text:style-name="P6">Saves time for both seller and customer reducing phone calls to ask about product availability , hours of opening and other.</text:p>
        </text:list-item>
        <text:list-item>
          <text:p text:style-name="P7">Comparison of prices is easy over online instead going to different shops, thereby no problem of crowding and travelling.</text:p>
        </text:list-item>
      </text:list>
      <text:p text:style-name="P4"/>
      <text:p text:style-name="P8">How will it benefit <text:span text:style-name="T5">in comparison:</text:span></text:p>
      <text:p text:style-name="P8"><text:span text:style-name="T3">This process requires a database to store and retrieve the relevant data while supporting the functionality of the shopping cart. A shopping cart database will contain all the critical information about products, orders, and customers and allow users to perform real-time changes reflected in their shopping sessions. The database can have </text:span><text:a xlink:type="simple" xlink:href="https://dev.to/martinhaeusler/immutable-data-structures-2m70" office:target-frame-name="_blank" xlink:show="new" text:style-name="Internet_20_link" text:visited-style-name="Visited_20_Internet_20_Link"><text:span text:style-name="T4">immutable structures</text:span></text:a><text:span text:style-name="T2"> </text:span><text:span text:style-name="T3">or a separate table to store all the order details.</text:span> </text:p>
      <text:p text:style-name="P8"/>
      <text:p text:style-name="P9">In addition this system allows sellers to directly sell the goods instead of involving third parties, thereby allowing suppliers to interact directly. Most of the emart databases consists of product table, customer table, order table. Here we add additional tables to support shipping, categories, sellers, product ratings, et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fia-pro" svg:font-family="sofia-pro,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6T02:28:32.427000000</meta:creation-date>
    <dc:date>2023-03-06T02:52:04.293000000</dc:date>
    <meta:editing-duration>PT23M29S</meta:editing-duration>
    <meta:editing-cycles>6</meta:editing-cycles>
    <meta:generator>LibreOffice/7.4.4.2$Windows_X86_64 LibreOffice_project/85569322deea74ec9134968a29af2df5663baa21</meta:generator>
    <meta:document-statistic meta:table-count="0" meta:image-count="0" meta:object-count="0" meta:page-count="1" meta:paragraph-count="14" meta:word-count="471" meta:character-count="2919" meta:non-whitespace-character-count="2466"/>
  </office:meta>
</office:document-meta>
</file>